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505" officeooo:paragraph-rsid="0003b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Restaurante</text:p>
      <text:p text:style-name="P1"/>
      <text:p text:style-name="P1">Var</text:p>
      <text:p text:style-name="P1">opcao1, opcao2 = Lógico</text:p>
      <text:p text:style-name="P1">opcao3=Inteiro</text:p>
      <text:p text:style-name="P1"/>
      <text:p text:style-name="P1">Inicio</text:p>
      <text:p text:style-name="P1">escreva(“Bem vindo ao registro de reservas do restaurante Apetitoso! Antes de prosseguir com a reserva, precisamos de algumas informações: Você possui algum animal de estimação?”) </text:p>
      <text:p text:style-name="P1">leia(opcao1)</text:p>
      <text:p text:style-name="P1">escreva(“Você ou alguém do grupo que estará junto a você é fumante?”)</text:p>
      <text:p text:style-name="P1">leia(opcao2)</text:p>
      <text:p text:style-name="P1">escreva(“A reserva será feita para qual número de pessoas?”)</text:p>
      <text:p text:style-name="P1">leia(opcao3)</text:p>
      <text:p text:style-name="P1"/>
      <text:p text:style-name="P1">SE(opcao1 = verdadeiro ou opcao2=verdadeiro)</text:p>
      <text:p text:style-name="P1">escreva(“Você será alocado na área externa.”)</text:p>
      <text:p text:style-name="P1">SENAO</text:p>
      <text:p text:style-name="P1">SE(opcao3 &gt;=5)</text:p>
      <text:p text:style-name="P1">escreva(“Você será alocado no 1° andar”)</text:p>
      <text:p text:style-name="P1">SENAO(“Você será alocado no térreo”)</text:p>
      <text:p text:style-name="P1"/>
      <text:p text:style-name="P1">FIMSE</text:p>
      <text:p text:style-name="P1"/>
      <text:p text:style-name="P1"/>
      <text:p text:style-name="P1">Cintia de Azevedo Cast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9:11:07.099000000</meta:creation-date>
    <dc:date>2024-04-23T19:34:05.662000000</dc:date>
    <meta:editing-duration>PT23M18S</meta:editing-duration>
    <meta:editing-cycles>1</meta:editing-cycles>
    <meta:document-statistic meta:table-count="0" meta:image-count="0" meta:object-count="0" meta:page-count="1" meta:paragraph-count="19" meta:word-count="88" meta:character-count="625" meta:non-whitespace-character-count="555"/>
    <meta:generator>LibreOffice/7.6.3.2$Windows_X86_64 LibreOffice_project/29d686fea9f6705b262d369fede658f824154cc0</meta:generator>
  </office:meta>
</office:document-meta>
</file>